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88e35"/>
    </style:style>
    <style:style style:name="P2" style:family="paragraph" style:parent-style-name="Text_20_body">
      <style:text-properties officeooo:paragraph-rsid="00188e35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4"/>
    <style:style style:name="P7" style:family="paragraph" style:parent-style-name="Text_20_body" style:list-style-name="L5">
      <style:paragraph-properties fo:margin-top="0cm" fo:margin-bottom="0cm" style:contextual-spacing="false"/>
    </style:style>
    <style:style style:name="P8" style:family="paragraph" style:parent-style-name="Text_20_body" style:list-style-name="L6"/>
    <style:style style:name="T1" style:family="text">
      <style:text-properties fo:color="#ff0000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Sobre modulação, conceitue eficiência espectral e eficiência de potência.</text:p>
      <text:p text:style-name="P1"/>
      <text:p text:style-name="P2"><text:span text:style-name="Strong_20_Emphasis"><text:span text:style-name="T1">Eficiência espectral</text:span></text:span><text:span text:style-name="T1"> refere-se à quantidade de informação que pode ser transmitida em um canal de comunicação dentro de uma determinada largura de banda. É medida em bits por segundo por hertz (bps/Hz). Modulações mais avançadas, como QPSK e 16-QAM, tendem a ter maior eficiência espectral.</text:span></text:p>
      <text:list text:style-name="L1">
        <text:list-item>
          <text:p text:style-name="P3"><text:span text:style-name="Strong_20_Emphasis"><text:span text:style-name="T1">Eficiência de potência</text:span></text:span><text:span text:style-name="T1"> refere-se à relação entre a potência transmitida e a taxa de erro de bit (BER). Modulações como BPSK são mais eficientes em potência, pois requerem menos potência de transmissão para atingir um determinado nível de BER. </text:span></text:p>
        </text:list-item>
      </text:list>
      <text:p text:style-name="P1">2) Qual a vantagem da técnica de modulação QPSK sobre a técnica BPSK? E qual a vantagem da técnica OQPSK sobre QPSK?</text:p>
      <text:p text:style-name="P1"/>
      <text:p text:style-name="P2"><text:span text:style-name="T1">A </text:span><text:span text:style-name="Strong_20_Emphasis"><text:span text:style-name="T1">QPSK (Quadrature Phase Shift Keying)</text:span></text:span><text:span text:style-name="T1"> permite transmitir 2 bits por símbolo, dobrando a taxa de dados para a mesma largura de banda em comparação com BPSK (Binary Phase Shift Keying). Isso melhora a eficiência espectral.</text:span></text:p>
      <text:list text:style-name="L2">
        <text:list-item>
          <text:p text:style-name="P4"><text:span text:style-name="T1">A </text:span><text:span text:style-name="Strong_20_Emphasis"><text:span text:style-name="T1">OQPSK (Offset Quadrature Phase Shift Keying)</text:span></text:span><text:span text:style-name="T1"> reduz as variações bruscas na envoltória do sinal, minimizando os picos de potência e tornando o sinal mais adequado para amplificadores de potência não lineares, comuns em comunicações via satélite. </text:span></text:p>
        </text:list-item>
      </text:list>
      <text:p text:style-name="P1">3) Quais os inconvenientes da variação da envoltória provocada pelas transições de fase do sinal modulado PSK quando usado em um sistema de comunicação por satélite?</text:p>
      <text:p text:style-name="P1"/>
      <text:p text:style-name="P1"><text:span text:style-name="T1">Modulações como QPSK podem apresentar grandes variações na envoltória do sinal devido às transições de fase abruptas. Isso pode levar à </text:span><text:span text:style-name="Strong_20_Emphasis"><text:span text:style-name="T1">distorção não linear</text:span></text:span><text:span text:style-name="T1"> quando o sinal passa por amplificadores de potência de alta eficiência (como amplificadores de classe C), reduzindo a qualidade do sinal e causando interferências. </text:span></text:p>
      <text:p text:style-name="P1"/>
      <text:p text:style-name="P1">4) Compare as modulações BPSK, QPSK e FSK em termos de variação de envoltória e eficiência espectral.</text:p>
      <text:p text:style-name="P1"/>
      <text:p text:style-name="P2"><text:span text:style-name="Strong_20_Emphasis"><text:span text:style-name="T1">BPSK</text:span></text:span><text:span text:style-name="T1">: Alta eficiência de potência, mas menor eficiência espectral (1 bit por símbolo). Apresenta variação da envoltória devido às transições de fase.</text:span></text:p>
      <text:list text:style-name="L3">
        <text:list-item>
          <text:p text:style-name="P5"><text:span text:style-name="Strong_20_Emphasis"><text:span text:style-name="T1">QPSK</text:span></text:span><text:span text:style-name="T1">: Melhor eficiência espectral (2 bits por símbolo) com eficiência de potência similar à BPSK. Variação da envoltória ocorre, mas pode ser mitigada com OQPSK.</text:span></text:p>
        </text:list-item>
      </text:list>
      <text:list text:style-name="L4">
        <text:list-item>
          <text:p text:style-name="P6"><text:span text:style-name="Strong_20_Emphasis"><text:span text:style-name="T1">FSK (Frequency Shift Keying)</text:span></text:span><text:span text:style-name="T1">: Não tem variação na envoltória (ideal para amplificadores não lineares), mas possui eficiência espectral menor em comparação com PSK. </text:span></text:p>
        </text:list-item>
      </text:list>
      <text:p text:style-name="P1">5) Como funciona a técnica de acesso ao meio FDMA?</text:p>
      <text:p text:style-name="P1"/>
      <text:p text:style-name="P1"><text:span text:style-name="Strong_20_Emphasis"><text:span text:style-name="T1">FDMA (Frequency Division Multiple Access)</text:span></text:span><text:span text:style-name="T1"> divide a largura de banda disponível em múltiplos canais de frequência, atribuindo cada canal a um usuário ou transmissão específica. Cada usuário transmite continuamente dentro de sua frequência alocada, o que exige um controle rigoroso para evitar interferências entre canais adjacentes. </text:span></text:p>
      <text:p text:style-name="P1"/>
      <text:p text:style-name="P1">6) A técnica SCPC/FDMA é indicada para tráfego de grande quantidade de informação? Justifique.</text:p>
      <text:p text:style-name="P1"/>
      <text:p text:style-name="P1"><text:span text:style-name="T1">Não. O </text:span><text:span text:style-name="Strong_20_Emphasis"><text:span text:style-name="T1">SCPC (Single Channel Per Carrier) com FDMA</text:span></text:span><text:span text:style-name="T1"> é mais adequado para comunicações de baixo a médio tráfego, pois cada usuário tem um canal dedicado. Para grandes volumes de dados, </text:span><text:soft-page-break/><text:span text:style-name="T1">técnicas como TDMA ou CDMA são mais eficientes, pois permitem compartilhamento dinâmico dos recursos do satélite. </text:span></text:p>
      <text:p text:style-name="P1"/>
      <text:p text:style-name="P1">7) Compare as técnicas de aceso ao meio quanto à complexidade, sincronização, intermodulação e controle de potência.</text:p>
      <text:p text:style-name="P1"/>
      <text:p text:style-name="P2"><text:span text:style-name="Strong_20_Emphasis"><text:span text:style-name="T1">FDMA</text:span></text:span><text:span text:style-name="T1">: Complexidade moderada, sincronização simples, suscetível à intermodulação, requer controle de potência preciso.</text:span></text:p>
      <text:list text:style-name="L5">
        <text:list-item>
          <text:p text:style-name="P7"><text:span text:style-name="Strong_20_Emphasis"><text:span text:style-name="T1">TDMA</text:span></text:span><text:span text:style-name="T1">: Maior complexidade devido à necessidade de sincronização temporal, menos problemas de intermodulação, controle de potência mais simples.</text:span></text:p>
        </text:list-item>
      </text:list>
      <text:list text:style-name="L6">
        <text:list-item>
          <text:p text:style-name="P8"><text:span text:style-name="Strong_20_Emphasis"><text:span text:style-name="T1">CDMA</text:span></text:span><text:span text:style-name="T1">: Alta complexidade, sincronização difícil, forte efeito de interferência múltipla (necessita controle rigoroso de potência para minimizar interferências). </text:span></text:p>
        </text:list-item>
      </text:list>
      <text:p text:style-name="P1">8) Qual o principal limitante da capacidade da técnica de acesso CDMA?</text:p>
      <text:p text:style-name="P1"/>
      <text:p text:style-name="P1"><text:span text:style-name="T1">O </text:span><text:span text:style-name="Strong_20_Emphasis"><text:span text:style-name="T1">ruído de interferência entre usuários</text:span></text:span><text:span text:style-name="T1"> (Interferência Múltipla de Acesso, MAI). Como todos os usuários compartilham a mesma banda de frequência, sinais de diferentes usuários interferem entre si, limitando a quantidade de conexões simultâneas. </text:span></text:p>
      <text:p text:style-name="P1"/>
      <text:p text:style-name="P1">9) Como é feita a sincronização entre as estações no TDMA?</text:p>
      <text:p text:style-name="P1"/>
      <text:p text:style-name="P1"><text:span text:style-name="T1">No </text:span><text:span text:style-name="Strong_20_Emphasis"><text:span text:style-name="T1">TDMA (Time Division Multiple Access)</text:span></text:span><text:span text:style-name="T1">, cada estação deve estar sincronizada para garantir que envie seus dados no tempo correto sem sobreposição com outras transmissões. Isso é feito através de um </text:span><text:span text:style-name="Strong_20_Emphasis"><text:span text:style-name="T1">relógio mestre</text:span></text:span><text:span text:style-name="T1"> no satélite ou em uma estação central, que distribui sinais de referência para ajustar os relógios internos das estações remota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9T12:57:44.761000000</meta:creation-date>
    <dc:date>2025-01-29T16:03:11.783000000</dc:date>
    <meta:editing-duration>PT3H5M27S</meta:editing-duration>
    <meta:editing-cycles>2</meta:editing-cycles>
    <meta:generator>LibreOffice/24.8.4.2$Windows_X86_64 LibreOffice_project/bb3cfa12c7b1bf994ecc5649a80400d06cd71002</meta:generator>
    <meta:document-statistic meta:table-count="0" meta:image-count="0" meta:object-count="0" meta:page-count="2" meta:paragraph-count="24" meta:word-count="649" meta:character-count="4283" meta:non-whitespace-character-count="3656"/>
  </office:meta>
</office:document-meta>
</file>